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77767b" style:text-outline="false" style:text-line-through-style="none" style:text-line-through-type="none" style:font-name="Source Code Pr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10pt" style:language-asian="none" style:country-asian="none" style:font-style-asian="normal" style:font-weight-asian="normal" style:font-name-complex="Source Code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Source Code Pr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Source Code Pro" style:font-size-asian="10pt" style:language-asian="none" style:country-asian="none" style:font-style-asian="normal" style:font-name-complex="Source Code Pro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Source Code Pr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10pt" style:language-asian="none" style:country-asian="none" style:font-style-asian="normal" style:font-weight-asian="normal" style:font-name-complex="Source Code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9b5fff" style:text-outline="false" style:text-line-through-style="none" style:text-line-through-type="none" style:font-name="Source Code Pr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ource Code Pro" style:font-size-asian="10pt" style:language-asian="none" style:country-asian="none" style:font-style-asian="normal" style:font-weight-asian="bold" style:font-name-complex="Source Code Pr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Source Code Pr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10pt" style:language-asian="none" style:country-asian="none" style:font-style-asian="normal" style:font-weight-asian="normal" style:font-name-complex="Source Code Pr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9b5fff" style:font-name="Source Code Pro" fo:font-size="10pt" fo:font-weight="bold" style:font-name-asian="Source Code Pro" style:font-name-complex="Source Code Pro" style:font-size-asian="10pt" style:font-size-complex="10pt" style:font-weight-asian="bold" style:font-weight-complex="bold"/>
    </style:style>
    <style:style style:name="T2" style:family="text">
      <style:text-properties style:font-name="Source Code Pro" fo:font-size="10pt" style:font-name-asian="Source Code Pro" style:font-name-complex="Source Code Pro" style:font-size-asian="10pt" style:font-size-complex="10pt" fo:color="#aaaaaa"/>
    </style:style>
    <style:style style:name="T3" style:family="text">
      <style:text-properties style:font-name="Source Code Pro" fo:font-size="10pt" style:font-name-asian="Source Code Pro" style:font-name-complex="Source Code Pro" style:font-size-asian="10pt" style:font-size-complex="10pt" fo:color="#02a4a4" fo:font-weight="bold" style:font-weight-asian="bold" style:font-weight-complex="bold"/>
    </style:style>
    <style:style style:name="T4" style:family="text">
      <style:text-properties style:font-name="Source Code Pro" fo:font-size="10pt" style:font-name-asian="Source Code Pro" style:font-name-complex="Source Code Pro" style:font-size-asian="10pt" style:font-size-complex="10pt" fo:color="#955fff"/>
    </style:style>
    <style:style style:name="T5" style:family="text">
      <style:text-properties style:font-name="Source Code Pro" fo:font-size="10pt" style:font-name-asian="Source Code Pro" style:font-name-complex="Source Code Pro" style:font-size-asian="10pt" style:font-size-complex="10pt" fo:color="#deddda"/>
    </style:style>
    <style:style style:name="T6" style:family="text">
      <style:text-properties style:font-name="Source Code Pro" fo:font-size="10pt" style:font-name-asian="Source Code Pro" style:font-name-complex="Source Code Pro" style:font-size-asian="10pt" style:font-size-complex="10pt" fo:color="#ed333b"/>
    </style:style>
    <style:style style:name="T7" style:family="text">
      <style:text-properties style:font-name="Source Code Pro" fo:font-size="10pt" style:font-name-asian="Source Code Pro" style:font-name-complex="Source Code Pro" style:font-size-asian="10pt" style:font-size-complex="10pt" fo:color="#9b5fff" fo:font-weight="bold" style:font-weight-asian="bold" style:font-weight-complex="bold"/>
    </style:style>
    <style:style style:name="T8" style:family="text">
      <style:text-properties fo:color="#aaaaaa" style:font-name="Source Code Pro" fo:font-size="10pt" style:font-name-asian="Source Code Pro" style:font-name-complex="Source Code Pro" style:font-size-asian="10pt" style:font-size-complex="10pt"/>
    </style:style>
    <style:style style:name="T9" style:family="text">
      <style:text-properties style:font-name="Source Code Pro" fo:font-size="10pt" style:font-name-asian="Source Code Pro" style:font-name-complex="Source Code Pro" style:font-size-asian="10pt" style:font-size-complex="10pt" fo:color="#77767b"/>
    </style:style>
    <style:style style:name="T10" style:family="text">
      <style:text-properties fo:color="#deddda" style:font-name="Source Code Pro" fo:font-size="10pt" style:font-name-asian="Source Code Pro" style:font-name-complex="Source Code Pro" style:font-size-asian="10pt" style:font-size-complex="10pt"/>
    </style:style>
    <style:style style:name="T11" style:family="text">
      <style:text-properties style:font-name="Source Code Pro" fo:font-size="10pt" style:font-name-asian="Source Code Pro" style:font-name-complex="Source Code Pro" style:font-size-asian="10pt" style:font-size-complex="10pt" fo:color="#2ec27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45" table:default-cell-style-name="Default"/>
        <table:table-row table:style-name="ro1">
          <table:table-cell table:style-name="Default"/>
          <table:table-cell table:number-columns-repeated="2"/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vl_lancamento_debito</text:p>
          </table:table-cell>
          <table:table-cell office:value-type="string" calcext:value-type="string">
            <text:p>vl_lancamento_credito</text:p>
          </table:table-cell>
          <table:table-cell office:value-type="string" calcext:value-type="string">
            <text:p>id_documento_cobranca</text:p>
          </table:table-cell>
          <table:table-cell office:value-type="string" calcext:value-type="string">
            <text:p>id_fatura</text:p>
          </table:table-cell>
          <table:table-cell office:value-type="string" calcext:value-type="string">
            <text:p>ch_tipo_documento_cobranca</text:p>
          </table:table-cell>
          <table:table-cell office:value-type="string" calcext:value-type="string">
            <text:p>id_pagamento_fat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matricula_cliente_comercial</text:p>
          </table:table-cell>
          <table:table-cell office:value-type="string" calcext:value-type="string">
            <text:p>id_orgao_centralizador</text:p>
          </table:table-cell>
          <table:table-cell office:value-type="string" calcext:value-type="string">
            <text:p>cd_operacao</text:p>
          </table:table-cell>
          <table:table-cell office:value-type="string" calcext:value-type="string">
            <text:p>cd_macro_processo</text:p>
          </table:table-cell>
          <table:table-cell office:value-type="string" calcext:value-type="string">
            <text:p>cd_micro_processo</text:p>
          </table:table-cell>
          <table:table-cell office:value-type="string" calcext:value-type="string">
            <text:p>id_parcelamento_original</text:p>
          </table:table-cell>
          <table:table-cell office:value-type="string" calcext:value-type="string">
            <text:p>nr_parcelas_parcelamento</text:p>
          </table:table-cell>
          <table:table-cell office:value-type="string" calcext:value-type="string">
            <text:p>cd_conta_banco</text:p>
          </table:table-cell>
          <table:table-cell office:value-type="string" calcext:value-type="string">
            <text:p>dt_gravacao_real</text:p>
          </table:table-cell>
          <table:table-cell office:value-type="string" calcext:value-type="string">
            <text:p>dt_ref_lancamento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id_servico_unidade_fato</text:p>
          </table:table-cell>
          <table:table-cell office:value-type="string" calcext:value-type="string">
            <text:p>id_servico_unidade_fatura_fato</text:p>
          </table:table-cell>
          <table:table-cell office:value-type="string" calcext:value-type="string">
            <text:p>id_valor_compensar</text:p>
          </table:table-cell>
          <table:table-cell office:value-type="string" calcext:value-type="string">
            <text:p>id_valor_compensar_debito</text:p>
          </table:table-cell>
          <table:table-cell office:value-type="string" calcext:value-type="string">
            <text:p>id_categoria_tarifa_fato</text:p>
          </table:table-cell>
          <table:table-cell office:value-type="string" calcext:value-type="string">
            <text:p>fl_agua_esgoto</text:p>
          </table:table-cell>
          <table:table-cell office:value-type="string" calcext:value-type="string">
            <text:p>id_deposito_bancario_fato</text:p>
          </table:table-cell>
          <table:table-cell office:value-type="string" calcext:value-type="string">
            <text:p>id_fatura_componente</text:p>
          </table:table-cell>
          <table:table-cell office:value-type="string" calcext:value-type="string">
            <text:p>id_servico_definicao_corr_d_a</text:p>
          </table:table-cell>
          <table:table-cell office:value-type="string" calcext:value-type="string">
            <text:p>cd_financeiro</text:p>
          </table:table-cell>
          <table:table-cell office:value-type="string" calcext:value-type="string">
            <text:p>fl_incide_iss</text:p>
          </table:table-cell>
          <table:table-cell office:value-type="string" calcext:value-type="string">
            <text:p>nr_transacao</text:p>
          </table:table-cell>
          <table:table-cell office:value-type="string" calcext:value-type="string">
            <text:p>id_recebimento_cartao_credi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ch_plano_conta_receita_dim</text:p>
          </table:table-cell>
          <table:table-cell office:value-type="string" calcext:value-type="string">
            <text:p>dt_pagamento</text:p>
          </table:table-cell>
          <table:table-cell office:value-type="string" calcext:value-type="string">
            <text:p>dt_recebimento</text:p>
          </table:table-cell>
          <table:table-cell office:value-type="string" calcext:value-type="string">
            <text:p>dt_lancamento</text:p>
          </table:table-cell>
          <table:table-cell office:value-type="string" calcext:value-type="string">
            <text:p>dt_gravacao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dt_referencia</text:p>
          </table:table-cell>
          <table:table-cell office:value-type="string" calcext:value-type="string">
            <text:p>id_ctb_centro_custo_dim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300564324" calcext:value-type="float">
            <text:p>300564324</text:p>
          </table:table-cell>
          <table:table-cell office:value-type="float" office:value="3397.23" calcext:value-type="float">
            <text:p>3397,23</text:p>
          </table:table-cell>
          <table:table-cell office:value-type="string" calcext:value-type="string">
            <text:p>[NULL]</text:p>
          </table:table-cell>
          <table:table-cell office:value-type="float" office:value="290813" calcext:value-type="float">
            <text:p>290813</text:p>
          </table:table-cell>
          <table:table-cell office:value-type="string" calcext:value-type="string">
            <text:p>[NUL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NULL]</text:p>
          </table:table-cell>
          <table:table-cell office:value-type="float" office:value="26682" calcext:value-type="float">
            <text:p>26682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2 00:49:35.000</text:p>
          </table:table-cell>
          <table:table-cell table:number-columns-repeated="2" office:value-type="string" calcext:value-type="string">
            <text:p>2023-11-21 00:00:00.000</text:p>
          </table:table-cell>
          <table:table-cell table:number-columns-repeated="4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table:number-columns-repeated="2" office:value-type="float" office:value="18526" calcext:value-type="float">
            <text:p>18526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2" office:value-type="string" calcext:value-type="string">
            <text:p>2023-11-22 04:34:35.277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300564325" calcext:value-type="float">
            <text:p>300564325</text:p>
          </table:table-cell>
          <table:table-cell office:value-type="string" calcext:value-type="string">
            <text:p>[NULL]</text:p>
          </table:table-cell>
          <table:table-cell office:value-type="float" office:value="-3397.23" calcext:value-type="float">
            <text:p>-3397,23</text:p>
          </table:table-cell>
          <table:table-cell office:value-type="float" office:value="290813" calcext:value-type="float">
            <text:p>290813</text:p>
          </table:table-cell>
          <table:table-cell office:value-type="string" calcext:value-type="string">
            <text:p>[NUL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NULL]</text:p>
          </table:table-cell>
          <table:table-cell office:value-type="float" office:value="26682" calcext:value-type="float">
            <text:p>26682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2 00:49:35.000</text:p>
          </table:table-cell>
          <table:table-cell table:number-columns-repeated="2" office:value-type="string" calcext:value-type="string">
            <text:p>2023-11-21 00:00:00.000</text:p>
          </table:table-cell>
          <table:table-cell table:number-columns-repeated="4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54" calcext:value-type="float">
            <text:p>1054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table:number-columns-repeated="2" office:value-type="float" office:value="18526" calcext:value-type="float">
            <text:p>18526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2" office:value-type="string" calcext:value-type="string">
            <text:p>2023-11-22 04:34:35.277</text:p>
          </table:table-cell>
        </table:table-row>
        <table:table-row table:style-name="ro1">
          <table:table-cell table:style-name="Default"/>
          <table:table-cell table:number-columns-repeated="45"/>
        </table:table-row>
        <table:table-row table:style-name="ro1">
          <table:table-cell table:style-name="Default" office:value-type="string" calcext:value-type="string">
            <text:p>id_documento_cobranca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vl_lancamento_debito</text:p>
          </table:table-cell>
          <table:table-cell office:value-type="string" calcext:value-type="string">
            <text:p>vl_lancamento_credito</text:p>
          </table:table-cell>
          <table:table-cell office:value-type="string" calcext:value-type="string">
            <text:p>id_documento_cobranca</text:p>
          </table:table-cell>
          <table:table-cell office:value-type="string" calcext:value-type="string">
            <text:p>id_fatura</text:p>
          </table:table-cell>
          <table:table-cell office:value-type="string" calcext:value-type="string">
            <text:p>ch_tipo_documento_cobranca</text:p>
          </table:table-cell>
          <table:table-cell office:value-type="string" calcext:value-type="string">
            <text:p>id_pagamento_fat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matricula_cliente_comercial</text:p>
          </table:table-cell>
          <table:table-cell office:value-type="string" calcext:value-type="string">
            <text:p>id_orgao_centralizador</text:p>
          </table:table-cell>
          <table:table-cell office:value-type="string" calcext:value-type="string">
            <text:p>cd_operacao</text:p>
          </table:table-cell>
          <table:table-cell office:value-type="string" calcext:value-type="string">
            <text:p>cd_macro_processo</text:p>
          </table:table-cell>
          <table:table-cell office:value-type="string" calcext:value-type="string">
            <text:p>cd_micro_processo</text:p>
          </table:table-cell>
          <table:table-cell office:value-type="string" calcext:value-type="string">
            <text:p>id_parcelamento_original</text:p>
          </table:table-cell>
          <table:table-cell office:value-type="string" calcext:value-type="string">
            <text:p>nr_parcelas_parcelamento</text:p>
          </table:table-cell>
          <table:table-cell office:value-type="string" calcext:value-type="string">
            <text:p>cd_conta_banco</text:p>
          </table:table-cell>
          <table:table-cell office:value-type="string" calcext:value-type="string">
            <text:p>dt_gravacao_real</text:p>
          </table:table-cell>
          <table:table-cell office:value-type="string" calcext:value-type="string">
            <text:p>dt_ref_lancamento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id_servico_unidade_fato</text:p>
          </table:table-cell>
          <table:table-cell office:value-type="string" calcext:value-type="string">
            <text:p>id_servico_unidade_fatura_fato</text:p>
          </table:table-cell>
          <table:table-cell office:value-type="string" calcext:value-type="string">
            <text:p>id_valor_compensar</text:p>
          </table:table-cell>
          <table:table-cell office:value-type="string" calcext:value-type="string">
            <text:p>id_valor_compensar_debito</text:p>
          </table:table-cell>
          <table:table-cell office:value-type="string" calcext:value-type="string">
            <text:p>id_categoria_tarifa_fato</text:p>
          </table:table-cell>
          <table:table-cell office:value-type="string" calcext:value-type="string">
            <text:p>fl_agua_esgoto</text:p>
          </table:table-cell>
          <table:table-cell office:value-type="string" calcext:value-type="string">
            <text:p>id_deposito_bancario_fato</text:p>
          </table:table-cell>
          <table:table-cell office:value-type="string" calcext:value-type="string">
            <text:p>id_fatura_componente</text:p>
          </table:table-cell>
          <table:table-cell office:value-type="string" calcext:value-type="string">
            <text:p>id_servico_definicao_corr_d_a</text:p>
          </table:table-cell>
          <table:table-cell office:value-type="string" calcext:value-type="string">
            <text:p>cd_financeiro</text:p>
          </table:table-cell>
          <table:table-cell office:value-type="string" calcext:value-type="string">
            <text:p>fl_incide_iss</text:p>
          </table:table-cell>
          <table:table-cell office:value-type="string" calcext:value-type="string">
            <text:p>nr_transacao</text:p>
          </table:table-cell>
          <table:table-cell office:value-type="string" calcext:value-type="string">
            <text:p>id_recebimento_cartao_credi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ch_plano_conta_receita_dim</text:p>
          </table:table-cell>
          <table:table-cell office:value-type="string" calcext:value-type="string">
            <text:p>dt_pagamento</text:p>
          </table:table-cell>
          <table:table-cell office:value-type="string" calcext:value-type="string">
            <text:p>dt_recebimento</text:p>
          </table:table-cell>
          <table:table-cell office:value-type="string" calcext:value-type="string">
            <text:p>dt_lancamento</text:p>
          </table:table-cell>
          <table:table-cell office:value-type="string" calcext:value-type="string">
            <text:p>dt_gravacao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dt_referencia</text:p>
          </table:table-cell>
          <table:table-cell office:value-type="string" calcext:value-type="string">
            <text:p>id_ctb_centro_custo_dim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table:style-name="Default" office:value-type="float" office:value="294750" calcext:value-type="float">
            <text:p>294750</text:p>
          </table:table-cell>
          <table:table-cell office:value-type="string" calcext:value-type="string">
            <text:p>2023-11-21 00:00:00.000</text:p>
          </table:table-cell>
          <table:table-cell office:value-type="float" office:value="1043" calcext:value-type="float">
            <text:p>1043</text:p>
          </table:table-cell>
          <table:table-cell office:value-type="float" office:value="300556369" calcext:value-type="float">
            <text:p>300556369</text:p>
          </table:table-cell>
          <table:table-cell office:value-type="string" calcext:value-type="string">
            <text:p>[NULL]</text:p>
          </table:table-cell>
          <table:table-cell office:value-type="float" office:value="3397.52" calcext:value-type="float">
            <text:p>3397,52</text:p>
          </table:table-cell>
          <table:table-cell office:value-type="float" office:value="294750" calcext:value-type="float">
            <text:p>294750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26682" calcext:value-type="float">
            <text:p>26682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2 00:49:10.000</text:p>
          </table:table-cell>
          <table:table-cell table:number-columns-repeated="2" office:value-type="string" calcext:value-type="string">
            <text:p>2023-11-21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294750" calcext:value-type="float">
            <text:p>294750</text:p>
          </table:table-cell>
          <table:table-cell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[NULL]</text:p>
          </table:table-cell>
          <table:table-cell office:value-type="float" office:value="1043" calcext:value-type="float">
            <text:p>1043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22 04:34:35.277</text:p>
          </table:table-cell>
        </table:table-row>
        <table:table-row table:style-name="ro1">
          <table:table-cell table:style-name="Default" office:value-type="float" office:value="290813" calcext:value-type="float">
            <text:p>290813</text:p>
          </table:table-cell>
          <table:table-cell office:value-type="string" calcext:value-type="string">
            <text:p>2023-11-21 00:00:00.000</text:p>
          </table:table-cell>
          <table:table-cell office:value-type="float" office:value="1023" calcext:value-type="float">
            <text:p>1023</text:p>
          </table:table-cell>
          <table:table-cell office:value-type="float" office:value="300564324" calcext:value-type="float">
            <text:p>300564324</text:p>
          </table:table-cell>
          <table:table-cell office:value-type="float" office:value="3397.23" calcext:value-type="float">
            <text:p>3397,23</text:p>
          </table:table-cell>
          <table:table-cell office:value-type="string" calcext:value-type="string">
            <text:p>[NULL]</text:p>
          </table:table-cell>
          <table:table-cell office:value-type="float" office:value="290813" calcext:value-type="float">
            <text:p>290813</text:p>
          </table:table-cell>
          <table:table-cell office:value-type="string" calcext:value-type="string">
            <text:p>[NUL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NULL]</text:p>
          </table:table-cell>
          <table:table-cell office:value-type="float" office:value="26682" calcext:value-type="float">
            <text:p>26682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2 00:49:35.000</text:p>
          </table:table-cell>
          <table:table-cell table:number-columns-repeated="2" office:value-type="string" calcext:value-type="string">
            <text:p>2023-11-21 00:00:00.000</text:p>
          </table:table-cell>
          <table:table-cell table:number-columns-repeated="4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table:number-columns-repeated="2" office:value-type="float" office:value="18526" calcext:value-type="float">
            <text:p>18526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2" office:value-type="string" calcext:value-type="string">
            <text:p>2023-11-22 04:34:35.277</text:p>
          </table:table-cell>
        </table:table-row>
        <table:table-row table:style-name="ro1">
          <table:table-cell table:style-name="Default"/>
          <table:table-cell table:number-columns-repeated="45"/>
        </table:table-row>
        <table:table-row table:style-name="ro1">
          <table:table-cell table:style-name="Default" office:value-type="string" calcext:value-type="string">
            <text:p>id_documento_cobranca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vl_lancamento_debito</text:p>
          </table:table-cell>
          <table:table-cell office:value-type="string" calcext:value-type="string">
            <text:p>vl_lancamento_credito</text:p>
          </table:table-cell>
          <table:table-cell office:value-type="string" calcext:value-type="string">
            <text:p>id_documento_cobranca</text:p>
          </table:table-cell>
          <table:table-cell office:value-type="string" calcext:value-type="string">
            <text:p>id_fatura</text:p>
          </table:table-cell>
          <table:table-cell office:value-type="string" calcext:value-type="string">
            <text:p>ch_tipo_documento_cobranca</text:p>
          </table:table-cell>
          <table:table-cell office:value-type="string" calcext:value-type="string">
            <text:p>id_pagamento_fat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matricula_cliente_comercial</text:p>
          </table:table-cell>
          <table:table-cell office:value-type="string" calcext:value-type="string">
            <text:p>id_orgao_centralizador</text:p>
          </table:table-cell>
          <table:table-cell office:value-type="string" calcext:value-type="string">
            <text:p>cd_operacao</text:p>
          </table:table-cell>
          <table:table-cell office:value-type="string" calcext:value-type="string">
            <text:p>cd_macro_processo</text:p>
          </table:table-cell>
          <table:table-cell office:value-type="string" calcext:value-type="string">
            <text:p>cd_micro_processo</text:p>
          </table:table-cell>
          <table:table-cell office:value-type="string" calcext:value-type="string">
            <text:p>id_parcelamento_original</text:p>
          </table:table-cell>
          <table:table-cell office:value-type="string" calcext:value-type="string">
            <text:p>nr_parcelas_parcelamento</text:p>
          </table:table-cell>
          <table:table-cell office:value-type="string" calcext:value-type="string">
            <text:p>cd_conta_banco</text:p>
          </table:table-cell>
          <table:table-cell office:value-type="string" calcext:value-type="string">
            <text:p>dt_gravacao_real</text:p>
          </table:table-cell>
          <table:table-cell office:value-type="string" calcext:value-type="string">
            <text:p>dt_ref_lancamento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id_servico_unidade_fato</text:p>
          </table:table-cell>
          <table:table-cell office:value-type="string" calcext:value-type="string">
            <text:p>id_servico_unidade_fatura_fato</text:p>
          </table:table-cell>
          <table:table-cell office:value-type="string" calcext:value-type="string">
            <text:p>id_valor_compensar</text:p>
          </table:table-cell>
          <table:table-cell office:value-type="string" calcext:value-type="string">
            <text:p>id_valor_compensar_debito</text:p>
          </table:table-cell>
          <table:table-cell office:value-type="string" calcext:value-type="string">
            <text:p>id_categoria_tarifa_fato</text:p>
          </table:table-cell>
          <table:table-cell office:value-type="string" calcext:value-type="string">
            <text:p>fl_agua_esgoto</text:p>
          </table:table-cell>
          <table:table-cell office:value-type="string" calcext:value-type="string">
            <text:p>id_deposito_bancario_fato</text:p>
          </table:table-cell>
          <table:table-cell office:value-type="string" calcext:value-type="string">
            <text:p>id_fatura_componente</text:p>
          </table:table-cell>
          <table:table-cell office:value-type="string" calcext:value-type="string">
            <text:p>id_servico_definicao_corr_d_a</text:p>
          </table:table-cell>
          <table:table-cell office:value-type="string" calcext:value-type="string">
            <text:p>cd_financeiro</text:p>
          </table:table-cell>
          <table:table-cell office:value-type="string" calcext:value-type="string">
            <text:p>fl_incide_iss</text:p>
          </table:table-cell>
          <table:table-cell office:value-type="string" calcext:value-type="string">
            <text:p>nr_transacao</text:p>
          </table:table-cell>
          <table:table-cell office:value-type="string" calcext:value-type="string">
            <text:p>id_recebimento_cartao_credi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ch_plano_conta_receita_dim</text:p>
          </table:table-cell>
          <table:table-cell office:value-type="string" calcext:value-type="string">
            <text:p>dt_pagamento</text:p>
          </table:table-cell>
          <table:table-cell office:value-type="string" calcext:value-type="string">
            <text:p>dt_recebimento</text:p>
          </table:table-cell>
          <table:table-cell office:value-type="string" calcext:value-type="string">
            <text:p>dt_lancamento</text:p>
          </table:table-cell>
          <table:table-cell office:value-type="string" calcext:value-type="string">
            <text:p>dt_gravacao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dt_referencia</text:p>
          </table:table-cell>
          <table:table-cell office:value-type="string" calcext:value-type="string">
            <text:p>id_ctb_centro_custo_dim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table:style-name="Default" office:value-type="float" office:value="186309" calcext:value-type="float">
            <text:p>186309</text:p>
          </table:table-cell>
          <table:table-cell office:value-type="string" calcext:value-type="string">
            <text:p>2023-11-21 00:00:00.000</text:p>
          </table:table-cell>
          <table:table-cell office:value-type="float" office:value="1030" calcext:value-type="float">
            <text:p>1030</text:p>
          </table:table-cell>
          <table:table-cell office:value-type="float" office:value="300632590" calcext:value-type="float">
            <text:p>300632590</text:p>
          </table:table-cell>
          <table:table-cell office:value-type="float" office:value="4730.86" calcext:value-type="float">
            <text:p>4730,86</text:p>
          </table:table-cell>
          <table:table-cell office:value-type="string" calcext:value-type="string">
            <text:p>[NULL]</text:p>
          </table:table-cell>
          <table:table-cell office:value-type="float" office:value="186309" calcext:value-type="float">
            <text:p>186309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26682" calcext:value-type="float">
            <text:p>26682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86309" calcext:value-type="float">
            <text:p>186309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2023-11-22 01:06:17.000</text:p>
          </table:table-cell>
          <table:table-cell table:number-columns-repeated="2" office:value-type="string" calcext:value-type="string">
            <text:p>2023-11-21 00:00:00.000</text:p>
          </table:table-cell>
          <table:table-cell table:number-columns-repeated="13" office:value-type="string" calcext:value-type="string">
            <text:p>[NULL]</text:p>
          </table:table-cell>
          <table:table-cell office:value-type="float" office:value="1030" calcext:value-type="float">
            <text:p>1030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22 04:34:35.277</text:p>
          </table:table-cell>
        </table:table-row>
        <table:table-row table:style-name="ro1">
          <table:table-cell table:style-name="Default" office:value-type="float" office:value="290813" calcext:value-type="float">
            <text:p>290813</text:p>
          </table:table-cell>
          <table:table-cell office:value-type="string" calcext:value-type="string">
            <text:p>2023-11-21 00:00:00.000</text:p>
          </table:table-cell>
          <table:table-cell office:value-type="float" office:value="1054" calcext:value-type="float">
            <text:p>1054</text:p>
          </table:table-cell>
          <table:table-cell office:value-type="float" office:value="300564325" calcext:value-type="float">
            <text:p>300564325</text:p>
          </table:table-cell>
          <table:table-cell office:value-type="string" calcext:value-type="string">
            <text:p>[NULL]</text:p>
          </table:table-cell>
          <table:table-cell office:value-type="float" office:value="-3397.23" calcext:value-type="float">
            <text:p>-3397,23</text:p>
          </table:table-cell>
          <table:table-cell office:value-type="float" office:value="290813" calcext:value-type="float">
            <text:p>290813</text:p>
          </table:table-cell>
          <table:table-cell office:value-type="string" calcext:value-type="string">
            <text:p>[NUL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NULL]</text:p>
          </table:table-cell>
          <table:table-cell office:value-type="float" office:value="26682" calcext:value-type="float">
            <text:p>26682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2 00:49:35.000</text:p>
          </table:table-cell>
          <table:table-cell table:number-columns-repeated="2" office:value-type="string" calcext:value-type="string">
            <text:p>2023-11-21 00:00:00.000</text:p>
          </table:table-cell>
          <table:table-cell table:number-columns-repeated="4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54" calcext:value-type="float">
            <text:p>1054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table:number-columns-repeated="2" office:value-type="float" office:value="18526" calcext:value-type="float">
            <text:p>18526</text:p>
          </table:table-cell>
          <table:table-cell table:number-columns-repeated="2" office:value-type="string" calcext:value-type="string">
            <text:p>[NULL]</text:p>
          </table:table-cell>
          <table:table-cell table:number-columns-repeated="2" office:value-type="string" calcext:value-type="string">
            <text:p>2023-11-22 04:34:35.277</text:p>
          </table:table-cell>
        </table:table-row>
        <table:table-row table:style-name="ro1" table:number-rows-repeated="2">
          <table:table-cell table:style-name="Default"/>
          <table:table-cell table:number-columns-repeated="45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vl_lancamento_debito</text:p>
          </table:table-cell>
          <table:table-cell office:value-type="string" calcext:value-type="string">
            <text:p>vl_lancamento_credito</text:p>
          </table:table-cell>
          <table:table-cell office:value-type="string" calcext:value-type="string">
            <text:p>id_documento_cobranca</text:p>
          </table:table-cell>
          <table:table-cell office:value-type="string" calcext:value-type="string">
            <text:p>id_fatura</text:p>
          </table:table-cell>
          <table:table-cell office:value-type="string" calcext:value-type="string">
            <text:p>ch_tipo_documento_cobranca</text:p>
          </table:table-cell>
          <table:table-cell office:value-type="string" calcext:value-type="string">
            <text:p>id_pagamento_fat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matricula_cliente_comercial</text:p>
          </table:table-cell>
          <table:table-cell office:value-type="string" calcext:value-type="string">
            <text:p>id_orgao_centralizador</text:p>
          </table:table-cell>
          <table:table-cell office:value-type="string" calcext:value-type="string">
            <text:p>cd_operacao</text:p>
          </table:table-cell>
          <table:table-cell office:value-type="string" calcext:value-type="string">
            <text:p>cd_macro_processo</text:p>
          </table:table-cell>
          <table:table-cell office:value-type="string" calcext:value-type="string">
            <text:p>cd_micro_processo</text:p>
          </table:table-cell>
          <table:table-cell office:value-type="string" calcext:value-type="string">
            <text:p>id_parcelamento_original</text:p>
          </table:table-cell>
          <table:table-cell office:value-type="string" calcext:value-type="string">
            <text:p>nr_parcelas_parcelamento</text:p>
          </table:table-cell>
          <table:table-cell office:value-type="string" calcext:value-type="string">
            <text:p>cd_conta_banco</text:p>
          </table:table-cell>
          <table:table-cell office:value-type="string" calcext:value-type="string">
            <text:p>dt_gravacao_real</text:p>
          </table:table-cell>
          <table:table-cell office:value-type="string" calcext:value-type="string">
            <text:p>dt_ref_lancamento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id_servico_unidade_fato</text:p>
          </table:table-cell>
          <table:table-cell office:value-type="string" calcext:value-type="string">
            <text:p>id_servico_unidade_fatura_fato</text:p>
          </table:table-cell>
          <table:table-cell office:value-type="string" calcext:value-type="string">
            <text:p>id_valor_compensar</text:p>
          </table:table-cell>
          <table:table-cell office:value-type="string" calcext:value-type="string">
            <text:p>id_valor_compensar_debito</text:p>
          </table:table-cell>
          <table:table-cell office:value-type="string" calcext:value-type="string">
            <text:p>id_categoria_tarifa_fato</text:p>
          </table:table-cell>
          <table:table-cell office:value-type="string" calcext:value-type="string">
            <text:p>fl_agua_esgoto</text:p>
          </table:table-cell>
          <table:table-cell office:value-type="string" calcext:value-type="string">
            <text:p>id_deposito_bancario_fato</text:p>
          </table:table-cell>
          <table:table-cell office:value-type="string" calcext:value-type="string">
            <text:p>id_fatura_componente</text:p>
          </table:table-cell>
          <table:table-cell office:value-type="string" calcext:value-type="string">
            <text:p>id_servico_definicao_corr_d_a</text:p>
          </table:table-cell>
          <table:table-cell office:value-type="string" calcext:value-type="string">
            <text:p>cd_financeiro</text:p>
          </table:table-cell>
          <table:table-cell office:value-type="string" calcext:value-type="string">
            <text:p>fl_incide_iss</text:p>
          </table:table-cell>
          <table:table-cell office:value-type="string" calcext:value-type="string">
            <text:p>nr_transacao</text:p>
          </table:table-cell>
          <table:table-cell office:value-type="string" calcext:value-type="string">
            <text:p>id_recebimento_cartao_credi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ch_plano_conta_receita_dim</text:p>
          </table:table-cell>
          <table:table-cell office:value-type="string" calcext:value-type="string">
            <text:p>dt_pagamento</text:p>
          </table:table-cell>
          <table:table-cell office:value-type="string" calcext:value-type="string">
            <text:p>dt_recebimento</text:p>
          </table:table-cell>
          <table:table-cell office:value-type="string" calcext:value-type="string">
            <text:p>dt_lancamento</text:p>
          </table:table-cell>
          <table:table-cell office:value-type="string" calcext:value-type="string">
            <text:p>dt_gravacao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dt_referencia</text:p>
          </table:table-cell>
          <table:table-cell office:value-type="string" calcext:value-type="string">
            <text:p>id_ctb_centro_custo_dim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300564324" calcext:value-type="float">
            <text:p>300564324</text:p>
          </table:table-cell>
          <table:table-cell office:value-type="float" office:value="3397.23" calcext:value-type="float">
            <text:p>3397,23</text:p>
          </table:table-cell>
          <table:table-cell office:value-type="string" calcext:value-type="string">
            <text:p>[NULL]</text:p>
          </table:table-cell>
          <table:table-cell office:value-type="float" office:value="290813" calcext:value-type="float">
            <text:p>290813</text:p>
          </table:table-cell>
          <table:table-cell office:value-type="string" calcext:value-type="string">
            <text:p>[NULL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NULL]</text:p>
          </table:table-cell>
          <table:table-cell office:value-type="float" office:value="26682" calcext:value-type="float">
            <text:p>26682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2 00:49:35.000</text:p>
          </table:table-cell>
          <table:table-cell table:number-columns-repeated="2" office:value-type="string" calcext:value-type="string">
            <text:p>2023-11-21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294750" calcext:value-type="float">
            <text:p>294750</text:p>
          </table:table-cell>
          <table:table-cell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[NULL]</text:p>
          </table:table-cell>
          <table:table-cell office:value-type="float" office:value="1043" calcext:value-type="float">
            <text:p>1043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table:number-columns-repeated="2" office:value-type="float" office:value="18526" calcext:value-type="float">
            <text:p>18526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2023-11-22 04:34:35.277</text:p>
          </table:table-cell>
          <table:table-cell office:value-type="string" calcext:value-type="string">
            <text:p>2023-11-22 11:57:26.099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300564325" calcext:value-type="float">
            <text:p>300564325</text:p>
          </table:table-cell>
          <table:table-cell office:value-type="string" calcext:value-type="string">
            <text:p>[NULL]</text:p>
          </table:table-cell>
          <table:table-cell office:value-type="float" office:value="3397.23" calcext:value-type="float">
            <text:p>3397,23</text:p>
          </table:table-cell>
          <table:table-cell office:value-type="float" office:value="186309" calcext:value-type="float">
            <text:p>186309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26682" calcext:value-type="float">
            <text:p>26682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186309" calcext:value-type="float">
            <text:p>186309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2023-11-22 00:49:35.000</text:p>
          </table:table-cell>
          <table:table-cell table:number-columns-repeated="2" office:value-type="string" calcext:value-type="string">
            <text:p>2023-11-21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294750" calcext:value-type="float">
            <text:p>294750</text:p>
          </table:table-cell>
          <table:table-cell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[NULL]</text:p>
          </table:table-cell>
          <table:table-cell office:value-type="float" office:value="1030" calcext:value-type="float">
            <text:p>1030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525" calcext:value-type="float">
            <text:p>18525</text:p>
          </table:table-cell>
          <table:table-cell table:number-columns-repeated="2" office:value-type="float" office:value="18526" calcext:value-type="float">
            <text:p>18526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2023-11-22 04:34:35.277</text:p>
          </table:table-cell>
          <table:table-cell office:value-type="string" calcext:value-type="string">
            <text:p>2023-11-22 11:57:26.099</text:p>
          </table:table-cell>
        </table:table-row>
        <table:table-row table:style-name="ro1" table:number-rows-repeated="4">
          <table:table-cell table:style-name="Default"/>
          <table:table-cell table:number-columns-repeated="45"/>
        </table:table-row>
        <table:table-row table:style-name="ro1">
          <table:table-cell table:style-name="ce1" office:value-type="string" calcext:value-type="string">
            <text:p>-- ZERAR VARIÁVEIS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3">:ID1111</text:span><text:span text:style-name="T2">, </text:span><text:span text:style-name="T3">:ID3333</text:span><text:span text:style-name="T2">, </text:span><text:span text:style-name="T3">:ID4444</text:span><text:span text:style-name="T2">, </text:span><text:span text:style-name="T3">:ID_COBRANCA_DIVERSA</text:span><text:span text:style-name="T2">, </text:span><text:span text:style-name="T3">:ID_PARCELAMENTO_DEBITO</text:span><text:span text:style-name="T2">, </text:span><text:span text:style-name="T3">:ID_VALOR_COMPENSAR</text:span><text:span text:style-name="T4">;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ch_tipo_documento_cobranca = 5 (cobrança diversa)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-- id_documento_cobranca = é o ID da cobrança divers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-- vl_lancamento_credito = valor negativo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ch_tipo_documento_cobranca</text:span><text:span text:style-name="T2">, </text:span><text:span text:style-name="T5">id_documento_cobranca</text:span><text:span text:style-name="T2">, </text:span><text:span text:style-name="T5">vl_lancamento_credito</text:span><text:span text:style-name="T2">, *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from</text:span><text:span text:style-name="T2"> </text:span><text:span text:style-name="T5">dwh_ctb_lancamento_contabil_fato</text:span><text:span text:style-name="T2"> </text:span><text:span text:style-name="T5">f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where</text:span><text:span text:style-name="T2"> </text:span><text:span text:style-name="T6">1</text:span><text:span text:style-name="T2">=</text:span><text:span text:style-name="T6">1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and</text:span><text:span text:style-name="T2"> </text:span><text:span text:style-name="T5">f</text:span><text:span text:style-name="T2">.</text:span><text:span text:style-name="T5">dt_ref_lancamento</text:span><text:span text:style-name="T2"> &gt;= </text:span><text:span text:style-name="T3">:data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and</text:span><text:span text:style-name="T2">  (</text:span><text:span text:style-name="T5">f</text:span><text:span text:style-name="T2">.</text:span><text:span text:style-name="T5">vl_lancamento_debito</text:span><text:span text:style-name="T2"> &lt; </text:span><text:span text:style-name="T6">0.009</text:span><text:span text:style-name="T2"> </text:span><text:span text:style-name="T7">or</text:span><text:span text:style-name="T2"> </text:span><text:span text:style-name="T5">f</text:span><text:span text:style-name="T2">.</text:span><text:span text:style-name="T5">vl_lancamento_credito</text:span><text:span text:style-name="T2"> &lt; </text:span><text:span text:style-name="T6">0.009</text:span><text:span text:style-name="T2">)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order</text:span><text:span text:style-name="T2"> </text:span><text:span text:style-name="T7">by</text:span><text:span text:style-name="T2"> </text:span><text:span text:style-name="T6">2</text:span></text:p>
          </table:table-cell>
          <table:table-cell table:number-columns-repeated="45"/>
        </table:table-row>
        <table:table-row table:style-name="ro1" table:number-rows-repeated="2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normalmente são dois registros de mesmo valor mas de sinais trocados, sendo que o negativo tem o id_servico_definicao = 1, e o positivo pode ser 29 ou 103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vl_cobranca</text:span><text:span text:style-name="T2">, </text:span><text:span text:style-name="T5">id_servico_definicao</text:span><text:span text:style-name="T2">, * </text:span><text:span text:style-name="T7">from</text:span><text:span text:style-name="T2"> </text:span><text:span text:style-name="T5">fat_cobranca_diversa_componente</text:span><text:span text:style-name="T2"> </text:span><text:span text:style-name="T7">where</text:span><text:span text:style-name="T2"> </text:span><text:span text:style-name="T5">id_cobranca_diversa</text:span><text:span text:style-name="T2"> = </text:span><text:span text:style-name="T3">:ID_COBRANCA_DIVERSA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ch_situacao_fatura</text:span><text:span text:style-name="T2">, </text:span><text:span text:style-name="T5">id_pagamento</text:span><text:span text:style-name="T2">, </text:span><text:span text:style-name="T5">updated_at</text:span><text:span text:style-name="T2">, * </text:span><text:span text:style-name="T7">from</text:span><text:span text:style-name="T2"> </text:span><text:span text:style-name="T5">fat_cobranca_diversa</text:span><text:span text:style-name="T2"> </text:span><text:span text:style-name="T7">where</text:span><text:span text:style-name="T2"> </text:span><text:span text:style-name="T5">id_cobranca_diversa</text:span><text:span text:style-name="T2"> = </text:span><text:span text:style-name="T3">:ID_COBRANCA_DIVERSA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-------------------------------------------------------------------------------------------------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obter os dois registros que estão com dados incorretos, e salvar em planilha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*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from</text:span><text:span text:style-name="T2"> </text:span><text:span text:style-name="T5">dwh_ctb_lancamento_contabil_fato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where</text:span><text:span text:style-name="T2"> </text:span><text:span text:style-name="T5">id_ctb_lancamento_contabil_fato</text:span><text:span text:style-name="T2"> </text:span><text:span text:style-name="T7">in</text:span><text:span text:style-name="T2"> (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id_ctb_lancamento_contabil_fato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from</text:span><text:span text:style-name="T2"> </text:span><text:span text:style-name="T5">dwh_ctb_lancamento_contabil_fato</text:span><text:span text:style-name="T2">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where</text:span><text:span text:style-name="T2"> </text:span><text:span text:style-name="T5">ch_matricula_unidade</text:span><text:span text:style-name="T2"> = (</text:span><text:span text:style-name="T7">select</text:span><text:span text:style-name="T2"> </text:span><text:span text:style-name="T5">ch_matricula_unidade</text:span><text:span text:style-name="T2"> </text:span><text:span text:style-name="T7">from</text:span><text:span text:style-name="T2"> </text:span><text:span text:style-name="T5">fat_cobranca_diversa</text:span><text:span text:style-name="T2"> </text:span><text:span text:style-name="T7">where</text:span><text:span text:style-name="T2"> </text:span><text:span text:style-name="T5">id_cobranca_diversa</text:span><text:span text:style-name="T2"> = </text:span><text:span text:style-name="T3">:ID_COBRANCA_DIVERSA</text:span><text:span text:style-name="T2">)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8">  </text:span><text:span text:style-name="T7">and</text:span><text:span text:style-name="T2"> </text:span><text:span text:style-name="T5">dt_ref_lancamento</text:span><text:span text:style-name="T2"> &gt;= </text:span><text:span text:style-name="T3">:DATA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8">  </text:span><text:span text:style-name="T7">and</text:span><text:span text:style-name="T2"> (</text:span><text:span text:style-name="T5">vl_lancamento_debito</text:span><text:span text:style-name="T2"> &lt; </text:span><text:span text:style-name="T6">0.009</text:span><text:span text:style-name="T2"> </text:span><text:span text:style-name="T7">or</text:span><text:span text:style-name="T2"> </text:span><text:span text:style-name="T5">vl_lancamento_credito</text:span><text:span text:style-name="T2"> &lt; </text:span><text:span text:style-name="T6">0.009</text:span><text:span text:style-name="T2">)</text:span></text:p>
          </table:table-cell>
          <table:table-cell table:number-columns-repeated="45"/>
        </table:table-row>
        <table:table-row table:style-name="ro1">
          <table:table-cell table:style-name="ce4" office:value-type="string" calcext:value-type="string">
            <text:p>union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id_ctb_lancamento_contabil_fato</text:span><text:span text:style-name="T2"> - </text:span><text:span text:style-name="T6">1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from</text:span><text:span text:style-name="T2"> </text:span><text:span text:style-name="T5">dwh_ctb_lancamento_contabil_fato</text:span><text:span text:style-name="T2">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where</text:span><text:span text:style-name="T2"> </text:span><text:span text:style-name="T5">ch_matricula_unidade</text:span><text:span text:style-name="T2"> = (</text:span><text:span text:style-name="T7">select</text:span><text:span text:style-name="T2"> </text:span><text:span text:style-name="T5">ch_matricula_unidade</text:span><text:span text:style-name="T2"> </text:span><text:span text:style-name="T7">from</text:span><text:span text:style-name="T2"> </text:span><text:span text:style-name="T5">fat_cobranca_diversa</text:span><text:span text:style-name="T2"> </text:span><text:span text:style-name="T7">where</text:span><text:span text:style-name="T2"> </text:span><text:span text:style-name="T5">id_cobranca_diversa</text:span><text:span text:style-name="T2"> = </text:span><text:span text:style-name="T3">:ID_COBRANCA_DIVERSA</text:span><text:span text:style-name="T2">)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8">  </text:span><text:span text:style-name="T7">and</text:span><text:span text:style-name="T2"> </text:span><text:span text:style-name="T5">dt_ref_lancamento</text:span><text:span text:style-name="T2"> &gt;= </text:span><text:span text:style-name="T3">:DATA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8">  </text:span><text:span text:style-name="T7">and</text:span><text:span text:style-name="T2"> (</text:span><text:span text:style-name="T5">vl_lancamento_debito</text:span><text:span text:style-name="T2"> &lt; </text:span><text:span text:style-name="T6">0.009</text:span><text:span text:style-name="T2"> </text:span><text:span text:style-name="T7">or</text:span><text:span text:style-name="T2"> </text:span><text:span text:style-name="T5">vl_lancamento_credito</text:span><text:span text:style-name="T2"> &lt; </text:span><text:span text:style-name="T6">0.009</text:span><text:span text:style-name="T2">)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8">) </text:span><text:span text:style-name="T7">order</text:span><text:span text:style-name="T2"> </text:span><text:span text:style-name="T7">by</text:span><text:span text:style-name="T2"> </text:span><text:span text:style-name="T5">id_ctb_lancamento_contabil_fato</text:span><text:span text:style-name="T4">;</text:span></text:p>
          </table:table-cell>
          <table:table-cell table:number-columns-repeated="45"/>
        </table:table-row>
        <table:table-row table:style-name="ro1" table:number-rows-repeated="2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""copiar"" o id_ctb_lancamento_contabil_fato da primeira linha da consulta anterior e usar nesta consulta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-- esta consulta vai trazer as mesmas duas linhas da consulta anterior. O objetivo é ter o id_ctb_lancamento_contabil_fato em ""variável"" que será utilizada posteriormente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*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ctb_lancamento_contabil_fato</text:span><text:span text:style-name="T2"> </text:span><text:span text:style-name="T7">in</text:span><text:span text:style-name="T2"> (</text:span><text:span text:style-name="T3">:ID1111</text:span><text:span text:style-name="T2">, </text:span><text:span text:style-name="T3">:ID1111</text:span><text:span text:style-name="T2"> + </text:span><text:span text:style-name="T6">1</text:span><text:span text:style-name="T2">) </text:span><text:span text:style-name="T7">order</text:span><text:span text:style-name="T2"> </text:span><text:span text:style-name="T7">by</text:span><text:span text:style-name="T2"> </text:span><text:span text:style-name="T6">1</text:span><text:span text:style-name="T4">;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-------------------------------------------------------------------------------------------------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AJUSTE DO VALOR A COMPENSAR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com esta consulta se obtém o id_valor_compensar a ser usado na próxima consulta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* </text:span><text:span text:style-name="T7">from</text:span><text:span text:style-name="T2"> </text:span><text:span text:style-name="T5">fat_valor_compensar</text:span><text:span text:style-name="T2"> </text:span><text:span text:style-name="T7">where</text:span><text:span text:style-name="T2"> </text:span><text:span text:style-name="T5">id_valor_compensar</text:span><text:span text:style-name="T2"> </text:span><text:span text:style-name="T7">in</text:span><text:span text:style-name="T2"> (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id_valor_compensar</text:span><text:span text:style-name="T2"> </text:span><text:span text:style-name="T7">from</text:span><text:span text:style-name="T2"> </text:span><text:span text:style-name="T5">fat_valor_devolvido</text:span><text:span text:style-name="T2"> </text:span><text:span text:style-name="T7">where</text:span><text:span text:style-name="T2"> </text:span><text:span text:style-name="T5">id_valor_devolvido</text:span><text:span text:style-name="T2"> </text:span><text:span text:style-name="T7">in</text:span><text:span text:style-name="T2"> (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id_valor_devolvido</text:span><text:span text:style-name="T2"> </text:span><text:span text:style-name="T7">from</text:span><text:span text:style-name="T2"> </text:span><text:span text:style-name="T5">fat_cobranca_diversa_componente</text:span><text:span text:style-name="T2"> </text:span><text:span text:style-name="T7">where</text:span><text:span text:style-name="T2"> </text:span><text:span text:style-name="T5">id_cobranca_diversa</text:span><text:span text:style-name="T2"> = </text:span><text:span text:style-name="T3">:ID_COBRANCA_DIVERSA</text:span><text:span text:style-name="T2">))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order</text:span><text:span text:style-name="T2"> </text:span><text:span text:style-name="T7">by</text:span><text:span text:style-name="T2"> </text:span><text:span text:style-name="T6">1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/*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select fvc.*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from fat_valor_devolvido fvd 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inner join fat_fatura_devolucao ffd on (fvd.id_valor_devolvido = ffd.id_valor_devolvido)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inner join fat_documento_origem_valor_compensar fd on (fd.id_fatura = ffd.id_fatura)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inner join fat_valor_compensar fvc on (fd.id_documento_origem_valor_compensar = fvc.id_documento_origem_valor_compensar) and (fvd.vl_devolucao = fvc.vl_a_compensar)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where fvd.id_valor_compensar = 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select * from fat_valor_devolvido where id_Valor_compensar = 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order by 1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*/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id_valor_compensar = 294750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*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documento_cobranca</text:span><text:span text:style-name="T2"> = </text:span><text:span text:style-name="T3">:ID_VALOR_COMPENSAR</text:span><text:span text:style-name="T2">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and</text:span><text:span text:style-name="T2"> </text:span><text:span text:style-name="T5">id_valor_compensar</text:span><text:span text:style-name="T2"> </text:span><text:span text:style-name="T7">is</text:span><text:span text:style-name="T2"> </text:span><text:span text:style-name="T7">not</text:span><text:span text:style-name="T2"> </text:span><text:span text:style-name="T7">null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order</text:span><text:span text:style-name="T2"> </text:span><text:span text:style-name="T7">by</text:span><text:span text:style-name="T2"> </text:span><text:span text:style-name="T5">id_ctb_lancamento_contabil_fato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usar o id_ctb_lancamento_contabil_fato da consulta anterior para buscar o registro que será usado para correç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-- executar essa consulta e levar o resultado para a planilha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id_documento_cobranca</text:span><text:span text:style-name="T2">, </text:span><text:span text:style-name="T5">dt_faturamento</text:span><text:span text:style-name="T2">, </text:span><text:span text:style-name="T5">ch_plano_conta_dim</text:span><text:span text:style-name="T2">, *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ctb_lancamento_contabil_fato</text:span><text:span text:style-name="T2"> </text:span><text:span text:style-name="T7">in</text:span><text:span text:style-name="T2"> (</text:span><text:span text:style-name="T3">:ID3333</text:span><text:span text:style-name="T2">, </text:span><text:span text:style-name="T3">:ID1111</text:span><text:span text:style-name="T2">) </text:span><text:span text:style-name="T7">order</text:span><text:span text:style-name="T2"> </text:span><text:span text:style-name="T7">by</text:span><text:span text:style-name="T2"> </text:span><text:span text:style-name="T5">id_documento_cobranca</text:span><text:span text:style-name="T2"> </text:span><text:span text:style-name="T7">desc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-------------------------------------------------------------------------------------------------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AJUSTE DO PARCELAMENTO DE DÉBITO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com esta consulta se obtém o id_parcelamento_debito a ser usado na próxima consulta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id_parcelamento_debito</text:span><text:span text:style-name="T2">, * </text:span><text:span text:style-name="T7">from</text:span><text:span text:style-name="T2"> </text:span><text:span text:style-name="T5">fat_cobranca_diversa</text:span><text:span text:style-name="T2"> </text:span><text:span text:style-name="T7">where</text:span><text:span text:style-name="T2"> </text:span><text:span text:style-name="T5">id_cobranca_diversa</text:span><text:span text:style-name="T2"> = </text:span><text:span text:style-name="T3">:ID_COBRANCA_DIVERSA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id_parcelamento_debito = 186309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*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documento_cobranca</text:span><text:span text:style-name="T2"> = </text:span><text:span text:style-name="T3">:ID_PARCELAMENTO_DEBITO</text:span><text:span text:style-name="T2"> </text:span><text:span text:style-name="T7">and</text:span><text:span text:style-name="T2"> </text:span><text:span text:style-name="T5">cd_macro_processo</text:span><text:span text:style-name="T2"> = </text:span><text:span text:style-name="T6">5</text:span><text:span text:style-name="T2"> </text:span><text:span text:style-name="T7">and</text:span><text:span text:style-name="T2"> </text:span><text:span text:style-name="T5">cd_micro_processo</text:span><text:span text:style-name="T2"> &lt;&gt; </text:span><text:span text:style-name="T6">131</text:span><text:span text:style-name="T2"> </text:span><text:span text:style-name="T7">order</text:span><text:span text:style-name="T2"> </text:span><text:span text:style-name="T7">by</text:span><text:span text:style-name="T2"> </text:span><text:span text:style-name="T5">id_ctb_lancamento_contabil_fato</text:span><text:span text:style-name="T2"> </text:span><text:span text:style-name="T9">-- referente ao parcelamento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usar o id_ctb_lancamento_contabil_fato da consulta anterior para buscar o registro que será usado para correçã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-- deve ser utilizado o registro com valor igual ou superior ao valor que está sendo corrigido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-- executar essa consulta e levar o resultado para a planilha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</text:span><text:span text:style-name="T5">id_documento_cobranca</text:span><text:span text:style-name="T2">, </text:span><text:span text:style-name="T5">dt_faturamento</text:span><text:span text:style-name="T2">, </text:span><text:span text:style-name="T5">ch_plano_conta_dim</text:span><text:span text:style-name="T2">, *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ctb_lancamento_contabil_fato</text:span><text:span text:style-name="T2"> </text:span><text:span text:style-name="T7">in</text:span><text:span text:style-name="T2"> (</text:span><text:span text:style-name="T3">:ID4444</text:span><text:span text:style-name="T2">, </text:span><text:span text:style-name="T3">:ID1111</text:span><text:span text:style-name="T2"> + </text:span><text:span text:style-name="T6">1</text:span><text:span text:style-name="T2">) </text:span><text:span text:style-name="T7">order</text:span><text:span text:style-name="T2"> </text:span><text:span text:style-name="T7">by</text:span><text:span text:style-name="T2"> </text:span><text:span text:style-name="T5">id_documento_cobranca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--------------------------------------------------------------------------------------------------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/* NÃO UTILIZAR O AUTO COMMIT*/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-- pois pode haver algum equívoco que não pode ser levado a diante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fazer o ajuste referente ao valor a compensar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update</text:span><text:span text:style-name="T2"> </text:span><text:span text:style-name="T5">dwh_ctb_lancamento_contabil_fato</text:span><text:span text:style-name="T2"> </text:span><text:span text:style-name="T7">set</text:span><text:span text:style-name="T2"> </text:span>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--id_documento_cobranca = (select id_documento_cobranca from dwh_ctb_lancamento_contabil_fato where id_ctb_lancamento_contabil_fato = :ID3333),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--ch_tipo_documento_cobranca = null, </text:p>
          </table:table-cell>
          <table:table-cell table:number-columns-repeated="45"/>
        </table:table-row>
        <table:table-row table:style-name="ro2">
          <table:table-cell table:style-name="ce5" office:value-type="string" calcext:value-type="string">
            <text:p><text:span text:style-name="T10">cd_micro_processo</text:span><text:span text:style-name="T2"> = </text:span><text:span text:style-name="T6">303</text:span><text:span text:style-name="T2">,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dt_faturamento</text:span><text:span text:style-name="T2"> = (</text:span><text:span text:style-name="T7">select</text:span><text:span text:style-name="T2"> </text:span><text:span text:style-name="T5">dt_faturamento</text:span><text:span text:style-name="T2">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ctb_lancamento_contabil_fato</text:span><text:span text:style-name="T2"> = </text:span><text:span text:style-name="T3">:ID3333</text:span><text:span text:style-name="T2">),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id_valor_compensar</text:span><text:span text:style-name="T2"> = </text:span><text:span text:style-name="T3">:ID_VALOR_COMPENSAR</text:span><text:span text:style-name="T2">,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fl_incide_iss</text:span><text:span text:style-name="T2"> = </text:span><text:span text:style-name="T7">null</text:span><text:span text:style-name="T2">,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ch_plano_conta_dim</text:span><text:span text:style-name="T2"> = (</text:span><text:span text:style-name="T7">select</text:span><text:span text:style-name="T2"> </text:span><text:span text:style-name="T5">ch_plano_conta_dim</text:span><text:span text:style-name="T2">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ctb_lancamento_contabil_fato</text:span><text:span text:style-name="T2"> = </text:span><text:span text:style-name="T3">:ID3333</text:span><text:span text:style-name="T2">)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where</text:span><text:span text:style-name="T2"> </text:span><text:span text:style-name="T5">id_ctb_lancamento_contabil_fato</text:span><text:span text:style-name="T2"> = </text:span><text:span text:style-name="T3">:ID1111</text:span><text:span text:style-name="T4">;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fazer o ajuste referente ao parcelamento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update</text:span><text:span text:style-name="T2"> </text:span><text:span text:style-name="T5">dwh_ctb_lancamento_contabil_fato</text:span><text:span text:style-name="T2"> </text:span><text:span text:style-name="T7">set</text:span><text:span text:style-name="T2"> </text:span></text:p>
          </table:table-cell>
          <table:table-cell table:number-columns-repeated="45"/>
        </table:table-row>
        <table:table-row table:style-name="ro2">
          <table:table-cell table:style-name="ce5" office:value-type="string" calcext:value-type="string">
            <text:p><text:span text:style-name="T10">vl_lancamento_credito</text:span><text:span text:style-name="T2"> = (</text:span><text:span text:style-name="T5">vl_lancamento_credito</text:span><text:span text:style-name="T2"> * (-</text:span><text:span text:style-name="T6">1</text:span><text:span text:style-name="T2">)),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id_documento_cobranca</text:span><text:span text:style-name="T2"> = (</text:span><text:span text:style-name="T7">select</text:span><text:span text:style-name="T2"> </text:span><text:span text:style-name="T5">id_documento_cobranca</text:span><text:span text:style-name="T2">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ctb_lancamento_contabil_fato</text:span><text:span text:style-name="T2"> = </text:span><text:span text:style-name="T3">:ID4444</text:span><text:span text:style-name="T2">),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ch_tipo_documento_cobranca</text:span><text:span text:style-name="T2"> = </text:span><text:span text:style-name="T7">null</text:span><text:span text:style-name="T2">, </text:span></text:p>
          </table:table-cell>
          <table:table-cell table:number-columns-repeated="45"/>
        </table:table-row>
        <table:table-row table:style-name="ro2">
          <table:table-cell table:style-name="ce5" office:value-type="string" calcext:value-type="string">
            <text:p><text:span text:style-name="T10">cd_micro_processo</text:span><text:span text:style-name="T2"> = </text:span><text:span text:style-name="T6">303</text:span><text:span text:style-name="T2">,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id_parcelamento_original</text:span><text:span text:style-name="T2"> = </text:span><text:span text:style-name="T3">:ID_PARCELAMENTO_DEBITO</text:span><text:span text:style-name="T2">,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dt_faturamento</text:span><text:span text:style-name="T2"> = (</text:span><text:span text:style-name="T7">select</text:span><text:span text:style-name="T2"> </text:span><text:span text:style-name="T5">dt_faturamento</text:span><text:span text:style-name="T2">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ctb_lancamento_contabil_fato</text:span><text:span text:style-name="T2"> = </text:span><text:span text:style-name="T3">:ID4444</text:span><text:span text:style-name="T2">),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id_valor_compensar</text:span><text:span text:style-name="T2"> = </text:span><text:span text:style-name="T3">:ID_VALOR_COMPENSAR</text:span><text:span text:style-name="T2">,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fl_incide_iss</text:span><text:span text:style-name="T2"> = </text:span><text:span text:style-name="T7">null</text:span><text:span text:style-name="T2">,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0">ch_plano_conta_dim</text:span><text:span text:style-name="T2"> = (</text:span><text:span text:style-name="T7">select</text:span><text:span text:style-name="T2"> </text:span><text:span text:style-name="T5">ch_plano_conta_dim</text:span><text:span text:style-name="T2">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ctb_lancamento_contabil_fato</text:span><text:span text:style-name="T2"> = </text:span><text:span text:style-name="T3">:ID4444</text:span><text:span text:style-name="T2">)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where</text:span><text:span text:style-name="T2"> </text:span><text:span text:style-name="T5">id_ctb_lancamento_contabil_fato</text:span><text:span text:style-name="T2"> = </text:span><text:span text:style-name="T3">:ID1111</text:span><text:span text:style-name="T2"> + </text:span><text:span text:style-name="T6">1</text:span><text:span text:style-name="T4">;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---------------- VALIDAÇÃO IMPORTANTE -----------------------------------------------------------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*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from</text:span><text:span text:style-name="T2"> </text:span><text:span text:style-name="T5">dwh_ctb_lancamento_contabil_fato</text:span><text:span text:style-name="T2"> </text:span><text:span text:style-name="T5">a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join</text:span><text:span text:style-name="T2"> </text:span><text:span text:style-name="T5">dwh_plano_conta_dim</text:span><text:span text:style-name="T2"> </text:span><text:span text:style-name="T5">b</text:span><text:span text:style-name="T2"> </text:span><text:span text:style-name="T7">on</text:span><text:span text:style-name="T2"> </text:span><text:span text:style-name="T5">a</text:span><text:span text:style-name="T2">.</text:span><text:span text:style-name="T5">ch_plano_conta_dim</text:span><text:span text:style-name="T2"> = </text:span><text:span text:style-name="T5">b</text:span><text:span text:style-name="T2">.</text:span><text:span text:style-name="T5">ch_plano_conta_dim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where</text:span><text:span text:style-name="T2"> </text:span><text:span text:style-name="T5">dt_ref_lancamento</text:span><text:span text:style-name="T2"> &gt;= </text:span><text:span text:style-name="T11">'2022-12-01'</text:span><text:span text:style-name="T2">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and</text:span><text:span text:style-name="T2"> </text:span><text:span text:style-name="T5">cd_micro_processo</text:span><text:span text:style-name="T2"> = </text:span><text:span text:style-name="T6">303</text:span><text:span text:style-name="T2">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and</text:span><text:span text:style-name="T2"> </text:span><text:span text:style-name="T5">vl_lancamento_debito</text:span><text:span text:style-name="T2"> </text:span><text:span text:style-name="T7">is</text:span><text:span text:style-name="T2"> </text:span><text:span text:style-name="T7">not</text:span><text:span text:style-name="T2"> </text:span><text:span text:style-name="T7">null</text:span><text:span text:style-name="T2">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and</text:span><text:span text:style-name="T2"> </text:span><text:span text:style-name="T5">b</text:span><text:span text:style-name="T2">.</text:span><text:span text:style-name="T5">ch_categoria_conta_contabil_dim</text:span><text:span text:style-name="T2"> </text:span><text:span text:style-name="T7">not</text:span><text:span text:style-name="T2"> </text:span><text:span text:style-name="T7">in</text:span><text:span text:style-name="T2"> (</text:span><text:span text:style-name="T6">5</text:span><text:span text:style-name="T2">,</text:span><text:span text:style-name="T6">10</text:span><text:span text:style-name="T2">)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se a validação não apresentar resultado, então o ajuste está certo e pode-se fazer o commit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* 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FROM</text:span><text:span text:style-name="T2"> </text:span><text:span text:style-name="T5">DWH_CTB_LANCAMENTO_CONTABIL_FATO</text:span><text:span text:style-name="T2"> </text:span><text:span text:style-name="T5">a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where</text:span><text:span text:style-name="T2"> </text:span><text:span text:style-name="T6">1</text:span><text:span text:style-name="T2">=</text:span><text:span text:style-name="T6">1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and</text:span><text:span text:style-name="T2"> </text:span><text:span text:style-name="T5">a</text:span><text:span text:style-name="T2">.</text:span><text:span text:style-name="T5">dt_ref_lancamento</text:span><text:span text:style-name="T2"> &gt;= </text:span><text:span text:style-name="T11">'2022-12-01'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8"> </text:span><text:span text:style-name="T7">and</text:span><text:span text:style-name="T2"> </text:span><text:span text:style-name="T5">a</text:span><text:span text:style-name="T2">.</text:span><text:span text:style-name="T5">id_documento_cobranca</text:span><text:span text:style-name="T2"> &lt;&gt; </text:span><text:span text:style-name="T5">a</text:span><text:span text:style-name="T2">.</text:span><text:span text:style-name="T5">id_parcelamento_original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8"> </text:span><text:span text:style-name="T7">and</text:span><text:span text:style-name="T2"> </text:span><text:span text:style-name="T5">a</text:span><text:span text:style-name="T2">.</text:span><text:span text:style-name="T5">cd_micro_processo</text:span><text:span text:style-name="T2"> = </text:span><text:span text:style-name="T6">303</text:span>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order</text:span><text:span text:style-name="T2"> </text:span><text:span text:style-name="T7">by</text:span><text:span text:style-name="T2"> </text:span><text:span text:style-name="T5">a</text:span><text:span text:style-name="T2">.</text:span><text:span text:style-name="T5">id_ctb_lancamento_contabil_fato</text:span>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--------------------------------------------------------------------------------------------------</text:p>
          </table:table-cell>
          <table:table-cell table:number-columns-repeated="45"/>
        </table:table-row>
        <table:table-row table:style-name="ro1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executar essa consulta e levar o resultado para a planilha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<text:span text:style-name="T1">select</text:span><text:span text:style-name="T2"> * </text:span><text:span text:style-name="T7">from</text:span><text:span text:style-name="T2"> </text:span><text:span text:style-name="T5">dwh_ctb_lancamento_contabil_fato</text:span><text:span text:style-name="T2"> </text:span><text:span text:style-name="T7">where</text:span><text:span text:style-name="T2"> </text:span><text:span text:style-name="T5">id_ctb_lancamento_contabil_fato</text:span><text:span text:style-name="T2"> </text:span><text:span text:style-name="T7">in</text:span><text:span text:style-name="T2"> (</text:span><text:span text:style-name="T3">:ID1111</text:span><text:span text:style-name="T2">, </text:span><text:span text:style-name="T3">:ID1111</text:span><text:span text:style-name="T2"> + </text:span><text:span text:style-name="T6">1</text:span><text:span text:style-name="T2">) </text:span><text:span text:style-name="T7">order</text:span><text:span text:style-name="T2"> </text:span><text:span text:style-name="T7">by</text:span><text:span text:style-name="T2"> </text:span><text:span text:style-name="T6">1</text:span><text:span text:style-name="T4">;</text:span></text:p>
          </table:table-cell>
          <table:table-cell table:number-columns-repeated="45"/>
        </table:table-row>
        <table:table-row table:style-name="ro1" table:number-rows-repeated="2">
          <table:table-cell table:style-name="ce3"/>
          <table:table-cell table:number-columns-repeated="45"/>
        </table:table-row>
        <table:table-row table:style-name="ro1">
          <table:table-cell table:style-name="ce1" office:value-type="string" calcext:value-type="string">
            <text:p>-- guardar toda essa consulta na planilha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08:57:10.268360681</meta:creation-date>
    <dc:date>2023-11-22T09:46:44.139724492</dc:date>
    <meta:editing-duration>PT49M35S</meta:editing-duration>
    <meta:editing-cycles>1</meta:editing-cycles>
    <meta:document-statistic meta:table-count="1" meta:cell-count="647" meta:object-count="0"/>
    <meta:generator>LibreOffice/7.5.8.2$Linux_X86_64 LibreOffice_project/50$Build-2</meta:generator>
  </office:meta>
</office:document-meta>
</file>